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language="fr" fo:country="FR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4" style:family="paragraph" style:parent-style-name="Standard">
      <style:text-properties fo:text-transform="uppercase" fo:font-size="14pt" fo:language="fr" fo:country="FR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7" style:family="paragraph" style:parent-style-name="Standard">
      <loext:graphic-properties draw:fill="solid" draw:fill-color="#9cc2e5"/>
      <style:paragraph-properties fo:background-color="#9cc2e5"/>
    </style:style>
    <style:style style:name="P8" style:family="paragraph" style:parent-style-name="Standard">
      <style:text-properties fo:font-size="14pt" fo:language="fr" fo:country="FR" style:font-size-asian="14pt"/>
    </style:style>
    <style:style style:name="P9" style:family="paragraph" style:parent-style-name="Standard">
      <style:text-properties fo:font-size="14pt" fo:language="fr" fo:country="FR" officeooo:paragraph-rsid="0022437f" style:font-size-asian="14pt"/>
    </style:style>
    <style:style style:name="P10" style:family="paragraph" style:parent-style-name="Standard">
      <style:text-properties fo:font-size="14pt" fo:language="fr" fo:country="FR" officeooo:paragraph-rsid="0024a6b4" style:font-size-asian="14pt"/>
    </style:style>
    <style:style style:name="P11" style:family="paragraph" style:parent-style-name="Standard">
      <style:text-properties fo:font-size="14pt" fo:language="fr" fo:country="FR" officeooo:paragraph-rsid="00251fea" style:font-size-asian="14pt"/>
    </style:style>
    <style:style style:name="P12" style:family="paragraph" style:parent-style-name="Standard">
      <style:text-properties fo:font-size="14pt" fo:language="fr" fo:country="FR" officeooo:paragraph-rsid="00261940" style:font-size-asian="14pt"/>
    </style:style>
    <style:style style:name="P13" style:family="paragraph" style:parent-style-name="Standard">
      <style:text-properties fo:font-size="14pt" fo:language="fr" fo:country="FR" officeooo:paragraph-rsid="00280a7d" style:font-size-asian="14pt"/>
    </style:style>
    <style:style style:name="P14" style:family="paragraph" style:parent-style-name="Standard">
      <style:text-properties fo:font-size="14pt" fo:language="fr" fo:country="FR" officeooo:rsid="002b5a5b" officeooo:paragraph-rsid="002fbb07" style:font-size-asian="14pt"/>
    </style:style>
    <style:style style:name="P15" style:family="paragraph" style:parent-style-name="Standard">
      <style:text-properties fo:font-size="14pt" fo:language="fr" fo:country="FR" officeooo:rsid="002b5a5b" officeooo:paragraph-rsid="003acb38" style:font-size-asian="14pt"/>
    </style:style>
    <style:style style:name="P16" style:family="paragraph" style:parent-style-name="Standard">
      <style:text-properties fo:font-size="14pt" fo:language="fr" fo:country="FR" officeooo:paragraph-rsid="00379315" style:font-size-asian="14pt"/>
    </style:style>
    <style:style style:name="P17" style:family="paragraph" style:parent-style-name="Standard">
      <style:text-properties fo:font-size="14pt" fo:language="fr" fo:country="FR" officeooo:rsid="00251fea" officeooo:paragraph-rsid="002e0603" style:font-size-asian="14pt"/>
    </style:style>
    <style:style style:name="P18" style:family="paragraph" style:parent-style-name="Standard">
      <style:text-properties fo:font-size="14pt" fo:language="fr" fo:country="FR" officeooo:rsid="0022f5d5" style:font-size-asian="14pt"/>
    </style:style>
    <style:style style:name="P19" style:family="paragraph" style:parent-style-name="Standard">
      <style:text-properties fo:font-size="14pt" fo:language="fr" fo:country="FR" officeooo:rsid="0022f5d5" officeooo:paragraph-rsid="0024a6b4" style:font-size-asian="14pt"/>
    </style:style>
    <style:style style:name="P20" style:family="paragraph" style:parent-style-name="Standard">
      <style:text-properties officeooo:paragraph-rsid="0024a6b4"/>
    </style:style>
    <style:style style:name="P21" style:family="paragraph" style:parent-style-name="Standard">
      <style:text-properties officeooo:paragraph-rsid="002e0603"/>
    </style:style>
    <style:style style:name="P22" style:family="paragraph" style:parent-style-name="Standard">
      <style:text-properties officeooo:paragraph-rsid="002fbb07"/>
    </style:style>
    <style:style style:name="P23" style:family="paragraph" style:parent-style-name="Standard">
      <loext:graphic-properties draw:fill="solid" draw:fill-color="#9cc2e5"/>
      <style:paragraph-properties fo:background-color="#9cc2e5"/>
      <style:text-properties officeooo:paragraph-rsid="002fbb07"/>
    </style:style>
    <style:style style:name="P24" style:family="paragraph" style:parent-style-name="Standard">
      <style:text-properties officeooo:paragraph-rsid="00379315"/>
    </style:style>
    <style:style style:name="P25" style:family="paragraph" style:parent-style-name="Standard">
      <loext:graphic-properties draw:fill="solid" draw:fill-color="#9cc2e5"/>
      <style:paragraph-properties fo:background-color="#9cc2e5"/>
      <style:text-properties officeooo:paragraph-rsid="00379315"/>
    </style:style>
    <style:style style:name="P26" style:family="paragraph" style:parent-style-name="Standard">
      <style:text-properties officeooo:paragraph-rsid="003e3435"/>
    </style:style>
    <style:style style:name="P27" style:family="paragraph" style:parent-style-name="Standard">
      <style:paragraph-properties fo:margin-left="0cm" fo:margin-right="0cm" fo:text-indent="0cm" style:auto-text-indent="false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4pt" fo:language="fr" fo:country="FR" style:font-size-asian="14pt"/>
    </style:style>
    <style:style style:name="P29" style:family="paragraph" style:parent-style-name="Standard">
      <loext:graphic-properties draw:fill="solid" draw:fill-color="#9cc2e5"/>
      <style:paragraph-properties fo:break-before="page" fo:background-color="#9cc2e5"/>
    </style:style>
    <style:style style:name="P30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379315"/>
    </style:style>
    <style:style style:name="P31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2e0603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33" style:family="paragraph" style:parent-style-name="List_20_Paragraph" style:list-style-name="WWNum1"/>
    <style:style style:name="P34" style:family="paragraph" style:parent-style-name="List_20_Paragraph" style:list-style-name="WWNum1">
      <style:text-properties officeooo:paragraph-rsid="002fbb07"/>
    </style:style>
    <style:style style:name="P35" style:family="paragraph" style:parent-style-name="List_20_Paragraph" style:list-style-name="WWNum1">
      <style:text-properties officeooo:paragraph-rsid="003989b9"/>
    </style:style>
    <style:style style:name="P36" style:family="paragraph" style:parent-style-name="List_20_Paragraph" style:list-style-name="WWNum1">
      <style:text-properties fo:font-size="14pt" fo:language="fr" fo:country="FR" style:font-size-asian="14pt"/>
    </style:style>
    <style:style style:name="P37" style:family="paragraph" style:parent-style-name="List_20_Paragraph" style:list-style-name="WWNum1">
      <style:text-properties fo:font-size="14pt" fo:language="fr" fo:country="FR" officeooo:paragraph-rsid="002fbb07" style:font-size-asian="14pt"/>
    </style:style>
    <style:style style:name="P38" style:family="paragraph" style:parent-style-name="List_20_Paragraph" style:list-style-name="WWNum1">
      <style:text-properties fo:font-size="14pt" fo:language="fr" fo:country="FR" officeooo:rsid="0022437f" officeooo:paragraph-rsid="0022437f" style:font-size-asian="14pt"/>
    </style:style>
    <style:style style:name="P39" style:family="paragraph" style:parent-style-name="List_20_Paragraph" style:list-style-name="WWNum1">
      <style:text-properties fo:font-size="14pt" fo:language="fr" fo:country="FR" officeooo:rsid="0022f5d5" officeooo:paragraph-rsid="0024a6b4" style:font-size-asian="14pt"/>
    </style:style>
    <style:style style:name="P40" style:family="paragraph" style:parent-style-name="List_20_Paragraph" style:list-style-name="WWNum1">
      <style:text-properties fo:font-size="14pt" fo:language="fr" fo:country="FR" officeooo:rsid="00251fea" style:font-size-asian="14pt"/>
    </style:style>
    <style:style style:name="P41" style:family="paragraph" style:parent-style-name="List_20_Paragraph" style:list-style-name="WWNum1">
      <style:text-properties fo:font-size="14pt" fo:language="fr" fo:country="FR" officeooo:rsid="00261940" style:font-size-asian="14pt"/>
    </style:style>
    <style:style style:name="P42" style:family="paragraph" style:parent-style-name="List_20_Paragraph" style:list-style-name="WWNum1">
      <style:text-properties fo:font-size="14pt" fo:language="fr" fo:country="FR" officeooo:rsid="00261940" officeooo:paragraph-rsid="00261940" style:font-size-asian="14pt"/>
    </style:style>
    <style:style style:name="P43" style:family="paragraph" style:parent-style-name="List_20_Paragraph" style:list-style-name="WWNum1">
      <style:text-properties fo:font-size="14pt" fo:language="fr" fo:country="FR" officeooo:rsid="00280a7d" style:font-size-asian="14pt"/>
    </style:style>
    <style:style style:name="P44" style:family="paragraph" style:parent-style-name="List_20_Paragraph" style:list-style-name="WWNum1">
      <style:text-properties fo:font-size="14pt" fo:language="fr" fo:country="FR" officeooo:rsid="00280a7d" officeooo:paragraph-rsid="00280a7d" style:font-size-asian="14pt"/>
    </style:style>
    <style:style style:name="P45" style:family="paragraph" style:parent-style-name="List_20_Paragraph" style:list-style-name="WWNum1">
      <style:text-properties fo:font-size="14pt" fo:language="fr" fo:country="FR" officeooo:rsid="003989b9" officeooo:paragraph-rsid="003989b9" style:font-size-asian="14pt"/>
    </style:style>
    <style:style style:name="P46" style:family="paragraph" style:parent-style-name="List_20_Paragraph" style:list-style-name="WWNum1">
      <style:text-properties fo:font-size="14pt" fo:language="fr" fo:country="FR" officeooo:rsid="003989b9" officeooo:paragraph-rsid="003a5367" style:font-size-asian="14pt"/>
    </style:style>
    <style:style style:name="P47" style:family="paragraph" style:parent-style-name="List_20_Paragraph" style:list-style-name="WWNum1">
      <style:text-properties fo:font-size="14pt" fo:language="fr" fo:country="FR" officeooo:rsid="003acb38" officeooo:paragraph-rsid="003acb38" style:font-size-asian="14pt"/>
    </style:style>
    <style:style style:name="P48" style:family="paragraph" style:parent-style-name="List_20_Paragraph" style:list-style-name="WWNum1">
      <style:text-properties fo:font-size="14pt" fo:language="fr" fo:country="FR" officeooo:rsid="003d6ed7" officeooo:paragraph-rsid="003d6ed7" style:font-size-asian="14pt"/>
    </style:style>
    <style:style style:name="P49" style:family="paragraph" style:parent-style-name="List_20_Paragraph" style:list-style-name="WWNum1">
      <style:text-properties fo:font-size="14pt" fo:language="fr" fo:country="FR" officeooo:rsid="003d6ed7" officeooo:paragraph-rsid="00440bdd" style:font-size-asian="14pt"/>
    </style:style>
    <style:style style:name="P50" style:family="paragraph" style:parent-style-name="List_20_Paragraph" style:list-style-name="WWNum1">
      <style:text-properties fo:font-size="14pt" fo:language="fr" fo:country="FR" officeooo:rsid="003d6ed7" officeooo:paragraph-rsid="003e3435" style:font-size-asian="14pt"/>
    </style:style>
    <style:style style:name="P51" style:family="paragraph" style:parent-style-name="List_20_Paragraph" style:list-style-name="WWNum1">
      <style:text-properties fo:font-size="14pt" fo:language="fr" fo:country="FR" officeooo:rsid="003d6ed7" officeooo:paragraph-rsid="004750c1" style:font-size-asian="14pt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3f5a67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22437f" style:font-size-asian="14pt" style:font-weight-asian="bold"/>
    </style:style>
    <style:style style:name="T5" style:family="text">
      <style:text-properties fo:color="#ffffff" fo:font-size="14pt" fo:language="fr" fo:country="FR" fo:font-weight="bold" officeooo:rsid="003f5a67" style:font-size-asian="14pt" style:font-weight-asian="bold"/>
    </style:style>
    <style:style style:name="T6" style:family="text">
      <style:text-properties fo:color="#ffffff" fo:font-size="14pt" fo:language="fr" fo:country="FR" fo:font-weight="bold" officeooo:rsid="00414e75" style:font-size-asian="14pt" style:font-weight-asian="bold"/>
    </style:style>
    <style:style style:name="T7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8" style:family="text">
      <style:text-properties fo:color="#ffffff" fo:font-size="14pt" fo:language="fr" fo:country="FR" fo:font-style="italic" fo:font-weight="bold" officeooo:rsid="0024a6b4" style:font-size-asian="14pt" style:font-style-asian="italic" style:font-weight-asian="bold"/>
    </style:style>
    <style:style style:name="T9" style:family="text">
      <style:text-properties fo:color="#ffffff" fo:font-size="14pt" fo:language="fr" fo:country="FR" fo:font-style="italic" fo:font-weight="bold" officeooo:rsid="00251fea" style:font-size-asian="14pt" style:font-style-asian="italic" style:font-weight-asian="bold"/>
    </style:style>
    <style:style style:name="T10" style:family="text">
      <style:text-properties fo:color="#ffffff" fo:font-size="14pt" fo:language="fr" fo:country="FR" fo:font-style="italic" fo:font-weight="bold" officeooo:rsid="00261940" style:font-size-asian="14pt" style:font-style-asian="italic" style:font-weight-asian="bold"/>
    </style:style>
    <style:style style:name="T11" style:family="text">
      <style:text-properties fo:color="#ffffff" fo:font-size="14pt" fo:language="fr" fo:country="FR" fo:font-style="italic" fo:font-weight="bold" officeooo:rsid="00280a7d" style:font-size-asian="14pt" style:font-style-asian="italic" style:font-weight-asian="bold"/>
    </style:style>
    <style:style style:name="T12" style:family="text">
      <style:text-properties fo:color="#ffffff" fo:font-size="14pt" fo:language="fr" fo:country="FR" fo:font-style="italic" fo:font-weight="bold" officeooo:rsid="00379315" style:font-size-asian="14pt" style:font-style-asian="italic" style:font-weight-asian="bold"/>
    </style:style>
    <style:style style:name="T13" style:family="text">
      <style:text-properties fo:font-size="14pt" fo:language="fr" fo:country="FR" style:font-size-asian="14pt"/>
    </style:style>
    <style:style style:name="T14" style:family="text">
      <style:text-properties fo:font-size="14pt" fo:language="fr" fo:country="FR" officeooo:rsid="0022437f" style:font-size-asian="14pt"/>
    </style:style>
    <style:style style:name="T15" style:family="text">
      <style:text-properties fo:font-size="14pt" fo:language="fr" fo:country="FR" officeooo:rsid="0022f5d5" style:font-size-asian="14pt"/>
    </style:style>
    <style:style style:name="T16" style:family="text">
      <style:text-properties fo:font-size="14pt" fo:language="fr" fo:country="FR" officeooo:rsid="002358f0" style:font-size-asian="14pt"/>
    </style:style>
    <style:style style:name="T17" style:family="text">
      <style:text-properties fo:font-size="14pt" fo:language="fr" fo:country="FR" officeooo:rsid="0024a6b4" style:font-size-asian="14pt"/>
    </style:style>
    <style:style style:name="T18" style:family="text">
      <style:text-properties fo:font-size="14pt" fo:language="fr" fo:country="FR" officeooo:rsid="00251fea" style:font-size-asian="14pt"/>
    </style:style>
    <style:style style:name="T19" style:family="text">
      <style:text-properties fo:font-size="14pt" fo:language="fr" fo:country="FR" officeooo:rsid="00261940" style:font-size-asian="14pt"/>
    </style:style>
    <style:style style:name="T20" style:family="text">
      <style:text-properties fo:font-size="14pt" fo:language="fr" fo:country="FR" officeooo:rsid="00280a7d" style:font-size-asian="14pt"/>
    </style:style>
    <style:style style:name="T21" style:family="text">
      <style:text-properties fo:font-size="14pt" fo:language="fr" fo:country="FR" officeooo:rsid="002b5a5b" style:font-size-asian="14pt"/>
    </style:style>
    <style:style style:name="T22" style:family="text">
      <style:text-properties fo:font-size="14pt" fo:language="fr" fo:country="FR" officeooo:rsid="003989b9" style:font-size-asian="14pt"/>
    </style:style>
    <style:style style:name="T23" style:family="text">
      <style:text-properties fo:font-size="14pt" fo:language="fr" fo:country="FR" officeooo:rsid="003a5367" style:font-size-asian="14pt"/>
    </style:style>
    <style:style style:name="T24" style:family="text">
      <style:text-properties fo:font-size="14pt" fo:language="fr" fo:country="FR" officeooo:rsid="003d6ed7" style:font-size-asian="14pt"/>
    </style:style>
    <style:style style:name="T25" style:family="text">
      <style:text-properties fo:font-size="14pt" fo:language="fr" fo:country="FR" officeooo:rsid="003e3435" style:font-size-asian="14pt"/>
    </style:style>
    <style:style style:name="T26" style:family="text">
      <style:text-properties fo:font-size="14pt" fo:language="en" fo:country="US" style:font-size-asian="14pt"/>
    </style:style>
    <style:style style:name="T27" style:family="text">
      <style:text-properties fo:font-size="14pt" fo:language="en" fo:country="US" officeooo:rsid="002b5a5b" style:font-size-asian="14pt"/>
    </style:style>
    <style:style style:name="T28" style:family="text">
      <style:text-properties fo:font-size="14pt" fo:language="en" fo:country="US" officeooo:rsid="002ff189" style:font-size-asian="14pt"/>
    </style:style>
    <style:style style:name="T29" style:family="text">
      <style:text-properties fo:font-size="14pt" fo:language="en" fo:country="US" officeooo:rsid="003d6ed7" style:font-size-asian="14pt"/>
    </style:style>
    <style:style style:name="T30" style:family="text">
      <style:text-properties fo:font-size="14pt" fo:language="en" fo:country="US" officeooo:rsid="003e3435" style:font-size-asian="14pt"/>
    </style:style>
    <style:style style:name="T31" style:family="text">
      <style:text-properties fo:font-size="14pt" fo:language="en" fo:country="US" officeooo:rsid="0042d021" style:font-size-asian="14pt"/>
    </style:style>
    <style:style style:name="T32" style:family="text">
      <style:text-properties style:text-position="super 58%"/>
    </style:style>
    <style:style style:name="T33" style:family="text">
      <style:text-properties officeooo:rsid="003acb38"/>
    </style:style>
    <style:style style:name="T34" style:family="text">
      <style:text-properties officeooo:rsid="0042d021"/>
    </style:style>
    <style:style style:name="T35" style:family="text">
      <style:text-properties officeooo:rsid="00440bdd"/>
    </style:style>
    <style:style style:name="T36" style:family="text">
      <style:text-properties officeooo:rsid="004750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"/>
      <text:p text:style-name="P3"/>
      <text:p text:style-name="P3"/>
      <text:p text:style-name="P3"/>
      <text:p text:style-name="P3"/>
      <text:p text:style-name="P3"/>
      <text:p text:style-name="P3">QCM CURSUS Cycle certifiant Machine Learning et Deep Learning avec Python</text:p>
      <text:p text:style-name="P3"/>
      <text:p text:style-name="P2"/>
      <text:p text:style-name="P6">Questionnaire </text:p>
      <text:p text:style-name="P5">(Attention, PLUSIEURS RÉPONSES PEUVENT ÊTRE BONNES)</text:p>
      <text:p text:style-name="P1"><text:span text:style-name="T1">« </text:span><text:span text:style-name="T2">Machine Learning, méthodes et solutions</text:span><text:span text:style-name="T1"> »</text:span></text:p>
      <text:p text:style-name="P4"/>
      <text:p text:style-name="P5"/>
      <text:p text:style-name="P29"><text:span text:style-name="T3">Question n°1 (</text:span><text:span text:style-name="T4">Python</text:span><text:span text:style-name="T3">)</text:span></text:p>
      <text:p text:style-name="P9">Quelle librairie en python permet d’organiser des données en vue de faire</text:p>
      <text:p text:style-name="P9">du machine learning ?</text:p>
      <text:list xml:id="list1355089552" text:style-name="WWNum1">
        <text:list-item>
          <text:p text:style-name="P36">pandas</text:p>
        </text:list-item>
        <text:list-item>
          <text:p text:style-name="P38">sklearn</text:p>
        </text:list-item>
        <text:list-item>
          <text:p text:style-name="P38">numpy</text:p>
        </text:list-item>
        <text:list-item>
          <text:p text:style-name="P38">seaborn</text:p>
        </text:list-item>
      </text:list>
      <text:p text:style-name="Standard"><text:span text:style-name="T14"/></text:p>
      <text:p text:style-name="P18"/>
      <text:p text:style-name="P7"><text:span text:style-name="T3">Question N°</text:span><text:span text:style-name="T6">2</text:span><text:span text:style-name="T3"> </text:span><text:span text:style-name="T7">(</text:span><text:span text:style-name="T8">Big Data</text:span><text:span text:style-name="T7">)</text:span><text:span text:style-name="T3"> </text:span></text:p>
      <text:p text:style-name="P8">Dans une base de donnée, vous avez des valeurs manquantes.</text:p>
      <text:p text:style-name="P10">Donnez les stratégies d’imputation pour une variable numérique.</text:p>
      <text:list xml:id="list131541493127407" text:continue-numbering="true" text:style-name="WWNum1">
        <text:list-item>
          <text:p text:style-name="P39">mode</text:p>
        </text:list-item>
        <text:list-item>
          <text:p text:style-name="P39">moyenne</text:p>
        </text:list-item>
        <text:list-item>
          <text:p text:style-name="P39">constante</text:p>
        </text:list-item>
        <text:list-item>
          <text:p text:style-name="P39">par un modèle</text:p>
        </text:list-item>
      </text:list>
      <text:p text:style-name="P20"><text:span text:style-name="T15"/></text:p>
      <text:p text:style-name="P19"/>
      <text:p text:style-name="P7"><text:span text:style-name="T3">Question N°</text:span><text:span text:style-name="T6">3</text:span><text:span text:style-name="T3"> </text:span><text:span text:style-name="T7">(</text:span><text:span text:style-name="T9">Big Data</text:span><text:span text:style-name="T7">)</text:span><text:span text:style-name="T3"> </text:span></text:p>
      <text:p text:style-name="P11">Pour une base de données de plusieurs millions d’exemples, comment</text:p>
      <text:p text:style-name="P11">tester la représentativité d’une base de test ? </text:p>
      <text:list xml:id="list131542817898588" text:continue-numbering="true" text:style-name="WWNum1">
        <text:list-item>
          <text:p text:style-name="P40">Test de <text:span text:style-name="T34">Weierstrass</text:span></text:p>
        </text:list-item>
        <text:list-item>
          <text:p text:style-name="P36">Test du χ<text:span text:style-name="T32">2</text:span></text:p>
        </text:list-item>
        <text:list-item>
          <text:p text:style-name="P36">Test de variance des performances en cross-validation</text:p>
        </text:list-item>
        <text:list-item>
          <text:p text:style-name="P36">Avoir une courbe ROC convexe</text:p>
        </text:list-item>
      </text:list>
      <text:p text:style-name="P21"><text:span text:style-name="T18"/></text:p>
      <text:p text:style-name="P17"/>
      <text:p text:style-name="P31"><text:span text:style-name="T3">Question N°</text:span><text:span text:style-name="T6">4</text:span><text:span text:style-name="T3"> </text:span><text:span text:style-name="T7">(</text:span><text:span text:style-name="T10">Évaluation</text:span><text:span text:style-name="T7">)</text:span><text:span text:style-name="T3"> </text:span></text:p>
      <text:p text:style-name="P12">Dans un problème de classification, quelle métrique décrit complètement</text:p>
      <text:p text:style-name="P12">les performances du système ? </text:p>
      <text:list xml:id="list131542281462680" text:continue-numbering="true" text:style-name="WWNum1">
        <text:list-item>
          <text:p text:style-name="P41">Précision</text:p>
        </text:list-item>
        <text:list-item>
          <text:p text:style-name="P33"><text:span text:style-name="T13">R</text:span><text:span text:style-name="T19">appel</text:span></text:p>
        </text:list-item>
        <text:list-item>
          <text:p text:style-name="P42">Aire sous la courbe ROC</text:p>
        </text:list-item>
        <text:list-item>
          <text:p text:style-name="P42">Aucune</text:p>
        </text:list-item>
      </text:list>
      <text:p text:style-name="P27"><text:span text:style-name="T19"/></text:p>
      <text:p text:style-name="P28"/>
      <text:p text:style-name="P7"><text:span text:style-name="T3">Question N°</text:span><text:span text:style-name="T6">5</text:span><text:span text:style-name="T3"> </text:span><text:span text:style-name="T7">(</text:span><text:span text:style-name="T11">Machine Learning</text:span><text:span text:style-name="T7">)</text:span><text:span text:style-name="T3"> </text:span></text:p>
      <text:p text:style-name="P13">Dans un problème de régression numérique, quel(s) algorithme(s)</text:p>
      <text:p text:style-name="P13">peut(peuvent)-être utilisé(s) ? </text:p>
      <text:list xml:id="list131541740726739" text:continue-numbering="true" text:style-name="WWNum1">
        <text:list-item>
          <text:p text:style-name="P43">Régression polynomiale</text:p>
        </text:list-item>
        <text:list-item>
          <text:p text:style-name="P43">Random Forest</text:p>
        </text:list-item>
        <text:list-item>
          <text:p text:style-name="P44">SVM</text:p>
        </text:list-item>
        <text:list-item>
          <text:p text:style-name="P44">Naïve Bayes</text:p>
        </text:list-item>
      </text:list>
      <text:p text:style-name="Standard"><text:span text:style-name="T20"/></text:p>
      <text:p text:style-name="P8"/>
      <text:p text:style-name="P23"><text:span text:style-name="T3">Question N°</text:span><text:span text:style-name="T6">6</text:span><text:span text:style-name="T3"> </text:span><text:span text:style-name="T7">(</text:span><text:span text:style-name="T11">Machine Learning</text:span><text:span text:style-name="T7">)</text:span><text:span text:style-name="T3"> </text:span></text:p>
      <text:p text:style-name="P14">Trouver l’assertion fausse :</text:p>
      <text:list xml:id="list131542950181021" text:continue-numbering="true" text:style-name="WWNum1">
        <text:list-item>
          <text:p text:style-name="P37">Un neurone avec l’identité pour fonction d’activation est une régression linéaire</text:p>
        </text:list-item>
        <text:list-item>
          <text:p text:style-name="P37">Un SVM revient à trouver un hyperplan séparateur des données en entrée <text:bookmark text:name="_GoBack"/></text:p>
        </text:list-item>
        <text:list-item>
          <text:p text:style-name="P34"><text:span text:style-name="T13">Les paramètres appris d’un SVM sont dépendants de l’initialisation </text:span><text:span text:style-name="T21">aléatoire des paramètres</text:span></text:p>
        </text:list-item>
        <text:list-item>
          <text:p text:style-name="P37">Les arbres de décision ont une tendance au surapprentissage</text:p>
        </text:list-item>
      </text:list>
      <text:p text:style-name="P22"><text:span text:style-name="T27"/></text:p>
      <text:p text:style-name="P16"/>
      <text:p text:style-name="P30"><text:span text:style-name="T3">Question N°</text:span><text:span text:style-name="T5">7</text:span><text:span text:style-name="T3"> </text:span><text:span text:style-name="T7">(</text:span><text:span text:style-name="T11">M</text:span><text:span text:style-name="T12">éthodes Bayésiennes</text:span><text:span text:style-name="T7">)</text:span><text:span text:style-name="T3"> </text:span></text:p>
      <text:p text:style-name="P24"><text:span text:style-name="T21">C</text:span><text:span text:style-name="T22">omment apprend-t-on les probabilités de transition d’un modèle de Markov à partir d’une base de donnée de séquences </text:span><text:span text:style-name="T21">?</text:span></text:p>
      <text:list xml:id="list131542055383111" text:continue-numbering="true" text:style-name="WWNum1">
        <text:list-item>
          <text:p text:style-name="P45">On initialise au hasard puis on fait une descente de gradient</text:p>
        </text:list-item>
        <text:list-item>
          <text:p text:style-name="P45">On initialise au hasard puis on utilise l’algorithme de Viterbi</text:p>
        </text:list-item>
        <text:list-item>
          <text:p text:style-name="P46">On initialise les probabilités de transitions avec des lois normales puis on utilise l’algorithme de Viterbi</text:p>
        </text:list-item>
        <text:list-item>
          <text:p text:style-name="P35"><text:span text:style-name="T22">On estime les probabilités de transition e</text:span><text:span text:style-name="T23">n comptant chacune des transitions dans la base</text:span></text:p>
        </text:list-item>
      </text:list>
      <text:p text:style-name="P24"><text:span text:style-name="T31"/></text:p>
      <text:p text:style-name="P16"/>
      <text:p text:style-name="P25"><text:span text:style-name="T3">Question N°</text:span><text:span text:style-name="T5">8</text:span><text:span text:style-name="T3"> </text:span><text:span text:style-name="T7">(</text:span><text:span text:style-name="T11">M</text:span><text:span text:style-name="T12">éthodes Bayésiennes</text:span><text:span text:style-name="T7">)</text:span><text:span text:style-name="T3"> </text:span></text:p>
      <text:p text:style-name="P15">D<text:span text:style-name="T33">ans un problème de classification de séquences en 4 classes, combien de Modèles de Markov Cachés (HMM) doit-on apprendre indépendamment  ?</text:span></text:p>
      <text:list xml:id="list131542118820892" text:continue-numbering="true" text:style-name="WWNum1">
        <text:list-item>
          <text:p text:style-name="P47">1</text:p>
        </text:list-item>
        <text:list-item>
          <text:p text:style-name="P47">3</text:p>
        </text:list-item>
        <text:list-item>
          <text:p text:style-name="P47">4</text:p>
        </text:list-item>
        <text:list-item>
          <text:p text:style-name="P47">6 ( = (N*(N-1)/2 )</text:p>
        </text:list-item>
      </text:list>
      <text:p text:style-name="P24"><text:span text:style-name="T28"/></text:p>
      <text:p text:style-name="P16"/>
      <text:p text:style-name="P25"><text:span text:style-name="T3">Question N°</text:span><text:span text:style-name="T5">9</text:span><text:span text:style-name="T3"> </text:span><text:span text:style-name="T7">(</text:span><text:span text:style-name="T11">Machine Learning </text:span><text:span text:style-name="T12">en production</text:span><text:span text:style-name="T7">)</text:span><text:span text:style-name="T3"> </text:span></text:p>
      <text:p text:style-name="P24"><text:span text:style-name="T24">Quelle(s) technologie(s) permettent de gérer efficacement des systèmes de fichiers en environnement distribué </text:span><text:span text:style-name="T21">?</text:span></text:p>
      <text:list xml:id="list131542054091242" text:continue-numbering="true" text:style-name="WWNum1">
        <text:list-item>
          <text:p text:style-name="P48">Spark</text:p>
        </text:list-item>
        <text:list-item>
          <text:p text:style-name="P48">Hadoop</text:p>
        </text:list-item>
        <text:list-item>
          <text:p text:style-name="P48">Tensorflow</text:p>
        </text:list-item>
        <text:list-item>
          <text:p text:style-name="P49">H<text:span text:style-name="T35">DFS</text:span></text:p>
        </text:list-item>
      </text:list>
      <text:p text:style-name="P24"><text:span text:style-name="T29"/></text:p>
      <text:p text:style-name="P16"/>
      <text:p text:style-name="P30"><text:span text:style-name="T3">Question N°1</text:span><text:span text:style-name="T5">0 </text:span><text:span text:style-name="T7">(</text:span><text:span text:style-name="T12">Machine Learning en production</text:span><text:span text:style-name="T7">)</text:span><text:span text:style-name="T3"> </text:span></text:p>
      <text:p text:style-name="P26"><text:span text:style-name="T24">Quelle(s) technologie(s) permettent d’effectuer efficacement de</text:span><text:span text:style-name="T25">s calculs </text:span><text:span text:style-name="T24">en environnement distribué </text:span><text:span text:style-name="T21">?</text:span></text:p>
      <text:list xml:id="list131541898272314" text:continue-numbering="true" text:style-name="WWNum1">
        <text:list-item>
          <text:p text:style-name="P50">Spark</text:p>
        </text:list-item>
        <text:list-item>
          <text:p text:style-name="P50">Hadoop</text:p>
        </text:list-item>
        <text:list-item>
          <text:p text:style-name="P50">Tensorflow</text:p>
        </text:list-item>
        <text:list-item>
          <text:p text:style-name="P51">H<text:span text:style-name="T36">DFS</text:span></text:p>
        </text:list-item>
      </text:list>
      <text:p text:style-name="P26"><text:span text:style-name="T30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33</meta:editing-cycles>
    <meta:creation-date>2016-05-19T10:49:00</meta:creation-date>
    <dc:date>2020-03-23T13:15:41.235195590</dc:date>
    <meta:editing-duration>PT1H47M52S</meta:editing-duration>
    <meta:generator>LibreOffice/6.3.5.2$Linux_X86_64 LibreOffice_project/30$Build-2</meta:generator>
    <meta:document-statistic meta:table-count="0" meta:image-count="0" meta:object-count="0" meta:page-count="5" meta:paragraph-count="69" meta:word-count="407" meta:character-count="2522" meta:non-whitespace-character-count="22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